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99pt"/>
    </style:style>
    <style:style style:name="co2" style:family="table-column">
      <style:table-column-properties fo:break-before="auto" style:column-width="57.2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94.2pt"/>
    </style:style>
    <style:style style:name="co6" style:family="table-column">
      <style:table-column-properties fo:break-before="auto" style:column-width="72.99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L Searle timing</text:p>
          </table:table-cell>
          <table:table-cell table:number-columns-repeated="3"/>
          <table:table-cell office:value-type="string" calcext:value-type="string">
            <text:p>NTSC ti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 freq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Bit freq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Bit freq</text:p>
          </table:table-cell>
          <table:table-cell table:formula="of:=[.B2]/1000000"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Bit freq</text:p>
          </table:table-cell>
          <table:table-cell table:formula="of:=[.F2]/1000000"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/>
        </table:table-row>
        <table:table-row table:style-name="ro1">
          <table:table-cell office:value-type="string" calcext:value-type="string">
            <text:p>Bit time</text:p>
          </table:table-cell>
          <table:table-cell table:formula="of:=1/[.B2]" office:value-type="float" office:value="0.00000002" calcext:value-type="float">
            <text:p>2E-08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Bit time</text:p>
          </table:table-cell>
          <table:table-cell table:formula="of:=1/[.F2]" office:value-type="float" office:value="0.00000002" calcext:value-type="float">
            <text:p>2E-08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Time per line</text:p>
          </table:table-cell>
          <table:table-cell table:style-name="ce1" table:formula="of:=[.B4]*[.B6]" office:value-type="float" office:value="0.000064" calcext:value-type="float">
            <text:p>6.40E-05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Time per line</text:p>
          </table:table-cell>
          <table:table-cell table:style-name="ce1" office:value-type="float" office:value="0.0000635" calcext:value-type="float">
            <text:p>6.35E-0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clocks per lin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clocks per line</text:p>
          </table:table-cell>
          <table:table-cell table:formula="of:=[.F5]/[.F4]" office:value-type="float" office:value="3175" calcext:value-type="float">
            <text:p>317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Horiz Freq</text:p>
          </table:table-cell>
          <table:table-cell table:style-name="ce1" table:formula="of:=1/[.B5]" office:value-type="float" office:value="15625" calcext:value-type="float">
            <text:p>1.56E+04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Horiz Freq</text:p>
          </table:table-cell>
          <table:table-cell table:style-name="ce1" table:formula="of:=1/[.F5]" office:value-type="float" office:value="15748.031496063" calcext:value-type="float">
            <text:p>1.57E+0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Horiz active</text:p>
          </table:table-cell>
          <table:table-cell table:style-name="ce1" office:value-type="float" office:value="0.000052" calcext:value-type="float">
            <text:p>5.20E-05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Horiz active</text:p>
          </table:table-cell>
          <table:table-cell table:style-name="ce1" office:value-type="float" office:value="0.0000526" calcext:value-type="float">
            <text:p>5.26E-05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Horiz active</text:p>
          </table:table-cell>
          <table:table-cell table:formula="of:=[.B8]/[.B4]" office:value-type="float" office:value="2600" calcext:value-type="float">
            <text:p>26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Horiz active</text:p>
          </table:table-cell>
          <table:table-cell table:formula="of:=[.F8]/[.F4]" office:value-type="float" office:value="2630" calcext:value-type="float">
            <text:p>2630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Horiz blank</text:p>
          </table:table-cell>
          <table:table-cell table:formula="of:=[.B11]*[.B4]" office:value-type="float" office:value="0.000012" calcext:value-type="float">
            <text:p>1.2E-05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Horiz blank</text:p>
          </table:table-cell>
          <table:table-cell table:style-name="ce1" table:formula="of:=[.F5]-[.F8]" office:value-type="float" office:value="0.0000109" calcext:value-type="float">
            <text:p>1.09E-05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Horiz blank</text:p>
          </table:table-cell>
          <table:table-cell table:formula="of:=[.B6]-[.B9]" office:value-type="float" office:value="600" calcext:value-type="float">
            <text:p>6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Horiz blank</text:p>
          </table:table-cell>
          <table:table-cell table:formula="of:=[.F10]/[.F4]" office:value-type="float" office:value="545" calcext:value-type="float">
            <text:p>54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Horiz sync</text:p>
          </table:table-cell>
          <table:table-cell table:style-name="ce1" office:value-type="float" office:value="0.0000047" calcext:value-type="float">
            <text:p>4.70E-06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Horiz sync</text:p>
          </table:table-cell>
          <table:table-cell table:style-name="ce1" office:value-type="float" office:value="0.0000047" calcext:value-type="float">
            <text:p>4.70E-06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Horiz sync</text:p>
          </table:table-cell>
          <table:table-cell table:style-name="ce1" table:formula="of:=[.B12]/[.B4]" office:value-type="float" office:value="235" calcext:value-type="float">
            <text:p>2.35E+02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Horiz sync</text:p>
          </table:table-cell>
          <table:table-cell table:style-name="ce1" table:formula="of:=[.F12]/[.F4]" office:value-type="float" office:value="235" calcext:value-type="float">
            <text:p>2.35E+02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Front porch</text:p>
          </table:table-cell>
          <table:table-cell table:formula="of:=[.B15]*[.B4]" office:value-type="float" office:value="0.0000008" calcext:value-type="float">
            <text:p>8E-07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Front porch</text:p>
          </table:table-cell>
          <table:table-cell table:style-name="ce1" office:value-type="float" office:value="0.0000015" calcext:value-type="float">
            <text:p>1.50E-06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Front porc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Front porch</text:p>
          </table:table-cell>
          <table:table-cell table:formula="of:=[.F14]/[.F4]" office:value-type="float" office:value="75" calcext:value-type="float">
            <text:p>7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Back porch</text:p>
          </table:table-cell>
          <table:table-cell table:formula="of:=[.B17]*[.B4]" office:value-type="float" office:value="0.000004" calcext:value-type="float">
            <text:p>4E-06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Back porch</text:p>
          </table:table-cell>
          <table:table-cell table:style-name="ce1" office:value-type="float" office:value="0.0000047" calcext:value-type="float">
            <text:p>4.70E-06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Back porch</text:p>
          </table:table-cell>
          <table:table-cell table:formula="of:=200" office:value-type="float" office:value="200" calcext:value-type="float">
            <text:p>2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Back porch</text:p>
          </table:table-cell>
          <table:table-cell table:formula="of:=[.F16]/[.F4]" office:value-type="float" office:value="235" calcext:value-type="float">
            <text:p>23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Total Blank</text:p>
          </table:table-cell>
          <table:table-cell table:style-name="ce1" office:value-type="float" office:value="0.000012" calcext:value-type="float">
            <text:p>1.20E-05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Total Blank</text:p>
          </table:table-cell>
          <table:table-cell table:style-name="ce1" table:formula="of:=[.F14]+[.F12]+[.F16]" office:value-type="float" office:value="0.0000109" calcext:value-type="float">
            <text:p>1.09E-05</text:p>
          </table:table-cell>
          <table:table-cell office:value-type="string" calcext:value-type="string">
            <text:p>check number</text:p>
          </table:table-cell>
          <table:table-cell/>
        </table:table-row>
        <table:table-row table:style-name="ro1">
          <table:table-cell office:value-type="string" calcext:value-type="string">
            <text:p>Total Blank</text:p>
          </table:table-cell>
          <table:table-cell table:formula="of:=[.B18]/[.B4]" office:value-type="float" office:value="600" calcext:value-type="float">
            <text:p>6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Total Blank</text:p>
          </table:table-cell>
          <table:table-cell table:formula="of:=[.F18]/[.F4]" office:value-type="float" office:value="545" calcext:value-type="float">
            <text:p>54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ertical freq (goal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Vertical freq (goal)</text:p>
          </table:table-cell>
          <table:table-cell office:value-type="float" office:value="59.94" calcext:value-type="float">
            <text:p>59.9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Vertical time</text:p>
          </table:table-cell>
          <table:table-cell table:formula="of:=1/[.B21]" office:value-type="float" office:value="0.02" calcext:value-type="float">
            <text:p>0.02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Vertical time</text:p>
          </table:table-cell>
          <table:table-cell table:formula="of:=1/[.F21]" office:value-type="float" office:value="0.0166833500166834" calcext:value-type="float">
            <text:p>0.016683350016683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Vertical lines (calc)</text:p>
          </table:table-cell>
          <table:table-cell table:formula="of:=[.B22]/[.B5]" office:value-type="float" office:value="312.5" calcext:value-type="float">
            <text:p>312.5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ical lines (calc)</text:p>
          </table:table-cell>
          <table:table-cell table:formula="of:=[.F22]/[.F5]" office:value-type="float" office:value="262.729921522572" calcext:value-type="float">
            <text:p>262.729921522572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ical lines (round)</text:p>
          </table:table-cell>
          <table:table-cell table:formula="of:=ROUNDDOWN([.B23])" office:value-type="float" office:value="312" calcext:value-type="float">
            <text:p>312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ical lines (round)</text:p>
          </table:table-cell>
          <table:table-cell table:formula="of:=ROUNDDOWN([.F23])" office:value-type="float" office:value="262" calcext:value-type="float">
            <text:p>262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front po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front po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sy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sy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act start cou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act start cou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activ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activ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act end count</text:p>
          </table:table-cell>
          <table:table-cell table:formula="of:=[.B28]+[.B27]" office:value-type="float" office:value="293" calcext:value-type="float">
            <text:p>293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act end count</text:p>
          </table:table-cell>
          <table:table-cell table:formula="of:=[.F28]+[.F27]" office:value-type="float" office:value="261" calcext:value-type="float">
            <text:p>261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back porch</text:p>
          </table:table-cell>
          <table:table-cell table:formula="of:=[.B24]-[.B29]" office:value-type="float" office:value="19" calcext:value-type="float">
            <text:p>19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back porch</text:p>
          </table:table-cell>
          <table:table-cell table:formula="of:=[.F24]-[.F29]" office:value-type="float" office:value="1" calcext:value-type="float">
            <text:p>1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active check</text:p>
          </table:table-cell>
          <table:table-cell table:formula="of:=[.B24]-[.B32]" office:value-type="float" office:value="255" calcext:value-type="float">
            <text:p>255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active check</text:p>
          </table:table-cell>
          <table:table-cell table:formula="of:=[.F24]-[.F32]" office:value-type="float" office:value="255" calcext:value-type="float">
            <text:p>255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blanking</text:p>
          </table:table-cell>
          <table:table-cell table:formula="of:=[.B24]-[.B28]" office:value-type="float" office:value="57" calcext:value-type="float">
            <text:p>57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blanking</text:p>
          </table:table-cell>
          <table:table-cell table:formula="of:=[.F24]-[.F28]" office:value-type="float" office:value="7" calcext:value-type="float">
            <text:p>7</text:p>
          </table:table-cell>
          <table:table-cell office:value-type="string" calcext:value-type="string">
            <text:p>lin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10:49:52.0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56:08.488000000</meta:creation-date>
    <dc:date>2016-12-16T19:47:24.576000000</dc:date>
    <meta:editing-duration>PT2H47M20S</meta:editing-duration>
    <meta:editing-cycles>4</meta:editing-cycles>
    <meta:generator>LibreOffice/5.2.3.3$Windows_x86 LibreOffice_project/d54a8868f08a7b39642414cf2c8ef2f228f780cf</meta:generator>
    <meta:document-statistic meta:table-count="1" meta:cell-count="182" meta:object-count="0"/>
  </office:meta>
</office:document-meta>
</file>